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ãar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4:17:59.9621678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5:50:00.438340069</dc:date>
    <meta:editing-duration>PT1H4M11S</meta:editing-duration>
    <meta:editing-cycles>15</meta:editing-cycles>
    <meta:generator>LibreOffice/6.0.6.2$Linux_X86_64 LibreOffice_project/00m0$Build-2</meta:generator>
    <meta:document-statistic meta:table-count="2" meta:cell-count="9892" meta:object-count="0"/>
  </office:meta>
</office:document-meta>
</file>